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900000065BEA51A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text-properties officeooo:paragraph-rsid="00ad7805"/>
    </style:style>
    <style:style style:name="P3" style:family="paragraph" style:parent-style-name="Text_20_body">
      <style:text-properties officeooo:paragraph-rsid="00afa930"/>
    </style:style>
    <style:style style:name="P4" style:family="paragraph" style:parent-style-name="Text_20_body">
      <style:text-properties officeooo:paragraph-rsid="00b12773"/>
    </style:style>
    <style:style style:name="P5" style:family="paragraph" style:parent-style-name="Text_20_body">
      <style:paragraph-properties style:writing-mode="lr-tb"/>
      <style:text-properties officeooo:paragraph-rsid="00af0823"/>
    </style:style>
    <style:style style:name="P6" style:family="paragraph" style:parent-style-name="Text_20_body">
      <style:paragraph-properties style:writing-mode="lr-tb"/>
      <style:text-properties officeooo:paragraph-rsid="00b31277"/>
    </style:style>
    <style:style style:name="P7" style:family="paragraph" style:parent-style-name="Text_20_body">
      <style:paragraph-properties style:writing-mode="lr-tb"/>
      <style:text-properties officeooo:paragraph-rsid="00b89379"/>
    </style:style>
    <style:style style:name="P8" style:family="paragraph" style:parent-style-name="Text_20_body">
      <style:paragraph-properties style:writing-mode="lr-tb"/>
      <style:text-properties officeooo:paragraph-rsid="00b99839"/>
    </style:style>
    <style:style style:name="P9" style:family="paragraph" style:parent-style-name="Text_20_body">
      <style:paragraph-properties style:writing-mode="lr-tb"/>
      <style:text-properties officeooo:paragraph-rsid="00bc90d8"/>
    </style:style>
    <style:style style:name="P10" style:family="paragraph" style:parent-style-name="Text_20_body">
      <style:paragraph-properties style:writing-mode="lr-tb"/>
      <style:text-properties officeooo:paragraph-rsid="00be4766"/>
    </style:style>
    <style:style style:name="P11" style:family="paragraph" style:parent-style-name="Text_20_body">
      <style:paragraph-properties style:writing-mode="lr-tb"/>
      <style:text-properties officeooo:paragraph-rsid="00c0c742"/>
    </style:style>
    <style:style style:name="P12" style:family="paragraph" style:parent-style-name="Text_20_body">
      <style:paragraph-properties style:writing-mode="lr-tb"/>
      <style:text-properties officeooo:paragraph-rsid="00c15141"/>
    </style:style>
    <style:style style:name="P13" style:family="paragraph" style:parent-style-name="Text_20_body">
      <style:text-properties officeooo:paragraph-rsid="00d03392"/>
    </style:style>
    <style:style style:name="P14" style:family="paragraph" style:parent-style-name="Text_20_body">
      <style:text-properties officeooo:paragraph-rsid="00d0eb8d"/>
    </style:style>
    <style:style style:name="P15" style:family="paragraph" style:parent-style-name="Text_20_body">
      <style:paragraph-properties style:writing-mode="lr-tb"/>
      <style:text-properties officeooo:paragraph-rsid="00d31b6e"/>
    </style:style>
    <style:style style:name="P16" style:family="paragraph" style:parent-style-name="Text_20_body">
      <style:text-properties officeooo:paragraph-rsid="00d56b51"/>
    </style:style>
    <style:style style:name="P17" style:family="paragraph" style:parent-style-name="Text_20_body">
      <style:paragraph-properties style:writing-mode="lr-tb"/>
      <style:text-properties officeooo:paragraph-rsid="00bc454f"/>
    </style:style>
    <style:style style:name="P18" style:family="paragraph" style:parent-style-name="Text_20_body">
      <style:text-properties officeooo:paragraph-rsid="00d717e2"/>
    </style:style>
    <style:style style:name="P19" style:family="paragraph" style:parent-style-name="Text_20_body">
      <style:text-properties officeooo:paragraph-rsid="00d8590a"/>
    </style:style>
    <style:style style:name="P20" style:family="paragraph" style:parent-style-name="Text_20_body">
      <style:text-properties officeooo:paragraph-rsid="00d126dd"/>
    </style:style>
    <style:style style:name="P21" style:family="paragraph" style:parent-style-name="Text_20_body">
      <style:text-properties officeooo:paragraph-rsid="00dfc133"/>
    </style:style>
    <style:style style:name="P22" style:family="paragraph" style:parent-style-name="Text_20_body">
      <style:text-properties officeooo:paragraph-rsid="00deae73"/>
    </style:style>
    <style:style style:name="P23" style:family="paragraph" style:parent-style-name="Text_20_body">
      <style:paragraph-properties style:writing-mode="lr-tb"/>
      <style:text-properties officeooo:paragraph-rsid="00d21b4d"/>
    </style:style>
    <style:style style:name="P24" style:family="paragraph" style:parent-style-name="Text_20_body">
      <style:paragraph-properties style:writing-mode="lr-tb"/>
      <style:text-properties officeooo:paragraph-rsid="00dfd361"/>
    </style:style>
    <style:style style:name="P25" style:family="paragraph" style:parent-style-name="Text_20_body">
      <style:paragraph-properties style:writing-mode="lr-tb"/>
      <style:text-properties officeooo:paragraph-rsid="00e12f2c"/>
    </style:style>
    <style:style style:name="P26" style:family="paragraph" style:parent-style-name="Text_20_body">
      <style:paragraph-properties style:writing-mode="lr-tb"/>
      <style:text-properties officeooo:paragraph-rsid="00e45cc0"/>
    </style:style>
    <style:style style:name="P27" style:family="paragraph" style:parent-style-name="Text_20_body">
      <style:paragraph-properties style:writing-mode="lr-tb"/>
      <style:text-properties officeooo:paragraph-rsid="00e87305"/>
    </style:style>
    <style:style style:name="P28" style:family="paragraph" style:parent-style-name="Text_20_body">
      <style:text-properties officeooo:paragraph-rsid="00ea49f7"/>
    </style:style>
    <style:style style:name="P29" style:family="paragraph" style:parent-style-name="Text_20_body">
      <style:text-properties officeooo:paragraph-rsid="00ea96d9"/>
    </style:style>
    <style:style style:name="P30" style:family="paragraph" style:parent-style-name="Text_20_body">
      <style:text-properties style:font-name="Liberation Serif" officeooo:paragraph-rsid="00db23f4"/>
    </style:style>
    <style:style style:name="P31" style:family="paragraph" style:parent-style-name="Text_20_body">
      <style:text-properties style:font-name="Liberation Serif" officeooo:paragraph-rsid="00f43f8a"/>
    </style:style>
    <style:style style:name="P32" style:family="paragraph" style:parent-style-name="Text_20_body">
      <style:text-properties style:font-name="Liberation Serif" officeooo:paragraph-rsid="00f692a0"/>
    </style:style>
    <style:style style:name="P33" style:family="paragraph" style:parent-style-name="Text_20_body">
      <style:paragraph-properties style:writing-mode="lr-tb"/>
      <style:text-properties style:font-name="Liberation Serif" officeooo:paragraph-rsid="00e1f2a2"/>
    </style:style>
    <style:style style:name="P34" style:family="paragraph" style:parent-style-name="Text_20_body">
      <style:text-properties style:font-name="Liberation Serif" officeooo:paragraph-rsid="00deae73"/>
    </style:style>
    <style:style style:name="P35" style:family="paragraph" style:parent-style-name="Text_20_body">
      <style:paragraph-properties style:writing-mode="lr-tb"/>
      <style:text-properties officeooo:paragraph-rsid="00e1f2a2"/>
    </style:style>
    <style:style style:name="P36" style:family="paragraph" style:parent-style-name="Heading_20_1">
      <style:text-properties style:font-name="Liberation Serif"/>
    </style:style>
    <style:style style:name="P37" style:family="paragraph" style:parent-style-name="Heading_20_1">
      <style:text-properties style:font-name="Liberation Serif" officeooo:rsid="00bc454f" officeooo:paragraph-rsid="00bc454f"/>
    </style:style>
    <style:style style:name="P38" style:family="paragraph" style:parent-style-name="Heading_20_1">
      <style:text-properties style:font-name="Liberation Serif" officeooo:rsid="00fca90f" officeooo:paragraph-rsid="00fca90f"/>
    </style:style>
    <style:style style:name="P39" style:family="paragraph" style:parent-style-name="Text_20_body" style:list-style-name="L1">
      <style:text-properties officeooo:paragraph-rsid="005c33ad"/>
    </style:style>
    <style:style style:name="P40" style:family="paragraph" style:parent-style-name="Text_20_body" style:list-style-name="L1">
      <style:text-properties style:font-name="Liberation Serif" officeooo:rsid="004fe0d0" officeooo:paragraph-rsid="004fe0d0"/>
    </style:style>
    <style:style style:name="P41" style:family="paragraph" style:parent-style-name="Text_20_body" style:list-style-name="L1">
      <style:text-properties style:font-name="Liberation Serif" officeooo:rsid="0059e008" officeooo:paragraph-rsid="0059e008"/>
    </style:style>
    <style:style style:name="P42" style:family="paragraph" style:parent-style-name="Text_20_body" style:list-style-name="L1">
      <style:text-properties style:font-name="Liberation Serif" officeooo:rsid="00a9810b" officeooo:paragraph-rsid="00a9810b"/>
    </style:style>
    <style:style style:name="P43" style:family="paragraph" style:parent-style-name="Text_20_body" style:list-style-name="L1">
      <style:text-properties style:font-name="Liberation Serif" officeooo:rsid="00aa11dd" officeooo:paragraph-rsid="00aa11dd"/>
    </style:style>
    <style:style style:name="P44" style:family="paragraph" style:parent-style-name="Text_20_body">
      <style:paragraph-properties style:writing-mode="lr-tb"/>
      <style:text-properties style:font-name="Liberation Serif" officeooo:rsid="00b6b86f" officeooo:paragraph-rsid="00b6b86f"/>
    </style:style>
    <style:style style:name="P45" style:family="paragraph" style:parent-style-name="Text_20_body">
      <style:paragraph-properties style:writing-mode="lr-tb"/>
      <style:text-properties style:font-name="Liberation Serif" officeooo:rsid="00d49192" officeooo:paragraph-rsid="00d49192"/>
    </style:style>
    <style:style style:name="P46" style:family="paragraph" style:parent-style-name="Text_20_body">
      <style:paragraph-properties style:writing-mode="lr-tb"/>
      <style:text-properties style:font-name="Liberation Serif" officeooo:rsid="00d4f36f" officeooo:paragraph-rsid="00d4f36f"/>
    </style:style>
    <style:style style:name="P47" style:family="paragraph" style:parent-style-name="Text_20_body">
      <style:text-properties style:font-name="Liberation Serif" fo:font-style="normal" style:font-style-asian="normal" style:font-style-complex="normal"/>
    </style:style>
    <style:style style:name="P48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d56b51" style:font-style-asian="normal" style:font-style-complex="normal"/>
    </style:style>
    <style:style style:name="P49" style:family="paragraph" style:parent-style-name="Text_20_body">
      <style:text-properties fo:color="#000000" loext:opacity="100%" style:font-name="Liberation Serif" fo:language="uk" fo:country="UA" fo:font-style="normal" officeooo:rsid="00db23f4" officeooo:paragraph-rsid="00db23f4" style:font-style-asian="normal" style:font-style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5c33ad"/>
    </style:style>
    <style:style style:name="T3" style:family="text">
      <style:text-properties style:font-name="Liberation Serif" officeooo:rsid="001f7db1"/>
    </style:style>
    <style:style style:name="T4" style:family="text">
      <style:text-properties style:font-name="Liberation Serif" officeooo:rsid="01986271"/>
    </style:style>
    <style:style style:name="T5" style:family="text">
      <style:text-properties style:font-name="Liberation Serif" officeooo:rsid="00810add"/>
    </style:style>
    <style:style style:name="T6" style:family="text">
      <style:text-properties style:font-name="Liberation Serif" officeooo:rsid="00a4642b"/>
    </style:style>
    <style:style style:name="T7" style:family="text">
      <style:text-properties style:font-name="Liberation Serif" officeooo:rsid="00a9810b"/>
    </style:style>
    <style:style style:name="T8" style:family="text">
      <style:text-properties style:font-name="Liberation Serif" officeooo:rsid="00ad7805"/>
    </style:style>
    <style:style style:name="T9" style:family="text">
      <style:text-properties style:font-name="Liberation Serif" officeooo:rsid="00afa930"/>
    </style:style>
    <style:style style:name="T10" style:family="text">
      <style:text-properties style:font-name="Liberation Serif" officeooo:rsid="00b12773"/>
    </style:style>
    <style:style style:name="T11" style:family="text">
      <style:text-properties style:font-name="Liberation Serif" officeooo:rsid="00b31277"/>
    </style:style>
    <style:style style:name="T12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style:font-style-asian="normal" style:font-style-complex="normal"/>
    </style:style>
    <style:style style:name="T17" style:family="text">
      <style:text-properties style:font-name="Liberation Serif" fo:font-style="normal" officeooo:rsid="004a6cbd" style:font-style-asian="normal" style:font-style-complex="normal"/>
    </style:style>
    <style:style style:name="T18" style:family="text">
      <style:text-properties style:font-name="Liberation Serif" fo:font-style="normal" officeooo:rsid="00b4d62f" style:font-style-asian="normal" style:font-style-complex="normal"/>
    </style:style>
    <style:style style:name="T19" style:family="text">
      <style:text-properties style:font-name="Liberation Serif" fo:font-style="normal" officeooo:rsid="009a08f4" style:font-style-asian="normal" style:font-style-complex="normal"/>
    </style:style>
    <style:style style:name="T20" style:family="text">
      <style:text-properties style:font-name="Liberation Serif" officeooo:rsid="00b6b86f"/>
    </style:style>
    <style:style style:name="T21" style:family="text">
      <style:text-properties style:font-name="Liberation Serif" officeooo:rsid="00b89379"/>
    </style:style>
    <style:style style:name="T22" style:family="text">
      <style:text-properties style:font-name="Liberation Serif" officeooo:rsid="00bc454f"/>
    </style:style>
    <style:style style:name="T23" style:family="text">
      <style:text-properties style:font-name="Liberation Serif" officeooo:rsid="00bc90d8"/>
    </style:style>
    <style:style style:name="T24" style:family="text">
      <style:text-properties style:font-name="Liberation Serif" officeooo:rsid="00be4766"/>
    </style:style>
    <style:style style:name="T25" style:family="text">
      <style:text-properties style:font-name="Liberation Serif" officeooo:rsid="00bf72bc"/>
    </style:style>
    <style:style style:name="T26" style:family="text">
      <style:text-properties style:font-name="Liberation Serif" officeooo:rsid="00c0c742"/>
    </style:style>
    <style:style style:name="T27" style:family="text">
      <style:text-properties style:font-name="Liberation Serif" officeooo:rsid="00c15141"/>
    </style:style>
    <style:style style:name="T28" style:family="text">
      <style:text-properties style:font-name="Liberation Serif" officeooo:rsid="00c3c7b5"/>
    </style:style>
    <style:style style:name="T29" style:family="text">
      <style:text-properties style:font-name="Liberation Serif" officeooo:rsid="00c4fa88"/>
    </style:style>
    <style:style style:name="T30" style:family="text">
      <style:text-properties style:font-name="Liberation Serif" officeooo:rsid="00c50d4d"/>
    </style:style>
    <style:style style:name="T31" style:family="text">
      <style:text-properties style:font-name="Liberation Serif" officeooo:rsid="00c59d5b"/>
    </style:style>
    <style:style style:name="T32" style:family="text">
      <style:text-properties style:font-name="Liberation Serif" officeooo:rsid="00c5b3e1"/>
    </style:style>
    <style:style style:name="T33" style:family="text">
      <style:text-properties style:font-name="Liberation Serif" officeooo:rsid="00c718a9"/>
    </style:style>
    <style:style style:name="T34" style:family="text">
      <style:text-properties style:font-name="Liberation Serif" officeooo:rsid="00c7e4cc"/>
    </style:style>
    <style:style style:name="T35" style:family="text">
      <style:text-properties style:font-name="Liberation Serif" officeooo:rsid="00c9bf2e"/>
    </style:style>
    <style:style style:name="T36" style:family="text">
      <style:text-properties style:font-name="Liberation Serif" officeooo:rsid="00ca03c0"/>
    </style:style>
    <style:style style:name="T37" style:family="text">
      <style:text-properties style:font-name="Liberation Serif" officeooo:rsid="00ca3a08"/>
    </style:style>
    <style:style style:name="T38" style:family="text">
      <style:text-properties style:font-name="Liberation Serif" officeooo:rsid="00cb2c53"/>
    </style:style>
    <style:style style:name="T39" style:family="text">
      <style:text-properties style:font-name="Liberation Serif" officeooo:rsid="00cccd53"/>
    </style:style>
    <style:style style:name="T40" style:family="text">
      <style:text-properties style:font-name="Liberation Serif" officeooo:rsid="00ce582e"/>
    </style:style>
    <style:style style:name="T41" style:family="text">
      <style:text-properties style:font-name="Liberation Serif" officeooo:rsid="00d21b4d"/>
    </style:style>
    <style:style style:name="T42" style:family="text">
      <style:text-properties style:font-name="Liberation Serif" officeooo:rsid="00d2ba85"/>
    </style:style>
    <style:style style:name="T43" style:family="text">
      <style:text-properties style:font-name="Liberation Serif" officeooo:rsid="00d2c0ca"/>
    </style:style>
    <style:style style:name="T44" style:family="text">
      <style:text-properties style:font-name="Liberation Serif" officeooo:rsid="00d31b6e"/>
    </style:style>
    <style:style style:name="T45" style:family="text">
      <style:text-properties style:font-name="Liberation Serif" officeooo:rsid="00dfd361"/>
    </style:style>
    <style:style style:name="T46" style:family="text">
      <style:text-properties style:font-name="Liberation Serif" officeooo:rsid="00e38b7b"/>
    </style:style>
    <style:style style:name="T47" style:family="text">
      <style:text-properties style:font-name="Liberation Serif" officeooo:rsid="00e59887"/>
    </style:style>
    <style:style style:name="T48" style:family="text">
      <style:text-properties style:font-name="Liberation Serif" officeooo:rsid="00e773c0"/>
    </style:style>
    <style:style style:name="T49" style:family="text">
      <style:text-properties style:font-name="Liberation Serif" officeooo:rsid="00f85dab"/>
    </style:style>
    <style:style style:name="T50" style:family="text">
      <style:text-properties style:font-name="Liberation Serif" officeooo:rsid="00fa0e98"/>
    </style:style>
    <style:style style:name="T51" style:family="text">
      <style:text-properties style:font-name="Liberation Serif" officeooo:rsid="00fca90f"/>
    </style:style>
    <style:style style:name="T52" style:family="text">
      <style:text-properties style:font-name="Liberation Serif" officeooo:rsid="00e87305"/>
    </style:style>
    <style:style style:name="T53" style:family="text">
      <style:text-properties style:font-name="Liberation Serif" officeooo:rsid="00d1d20c"/>
    </style:style>
    <style:style style:name="T54" style:family="text">
      <style:text-properties style:font-name="Liberation Serif" officeooo:rsid="00dfc133"/>
    </style:style>
    <style:style style:name="T55" style:family="text">
      <style:text-properties style:font-name="Liberation Serif" officeooo:rsid="1119e3ac"/>
    </style:style>
    <style:style style:name="T56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7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8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59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60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3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64" style:family="text">
      <style:text-properties fo:color="#000000" loext:opacity="100%" style:font-name="Liberation Serif" fo:language="uk" fo:country="UA" fo:font-style="normal" officeooo:rsid="00ea49f7" style:font-style-asian="normal" style:font-style-complex="normal"/>
    </style:style>
    <style:style style:name="T65" style:family="text">
      <style:text-properties fo:color="#000000" loext:opacity="100%" style:font-name="Liberation Serif" fo:language="uk" fo:country="UA" fo:font-style="normal" officeooo:rsid="00ea96d9" style:font-style-asian="normal" style:font-style-complex="normal"/>
    </style:style>
    <style:style style:name="T66" style:family="text">
      <style:text-properties fo:color="#000000" loext:opacity="100%" style:font-name="Liberation Serif" fo:language="uk" fo:country="UA" fo:font-style="normal" officeooo:rsid="00ec625a" style:font-style-asian="normal" style:font-style-complex="normal"/>
    </style:style>
    <style:style style:name="T67" style:family="text">
      <style:text-properties fo:color="#000000" loext:opacity="100%" style:font-name="Liberation Serif" fo:language="uk" fo:country="UA" fo:font-style="normal" officeooo:rsid="00eec0fe" style:font-style-asian="normal" style:font-style-complex="normal"/>
    </style:style>
    <style:style style:name="T68" style:family="text">
      <style:text-properties fo:color="#000000" loext:opacity="100%" style:font-name="Liberation Serif" fo:language="uk" fo:country="UA" fo:font-style="normal" officeooo:rsid="00efd053" style:font-style-asian="normal" style:font-style-complex="normal"/>
    </style:style>
    <style:style style:name="T69" style:family="text">
      <style:text-properties fo:color="#000000" loext:opacity="100%" style:font-name="Liberation Serif" fo:language="uk" fo:country="UA" fo:font-style="normal" officeooo:rsid="00f12ca5" style:font-style-asian="normal" style:font-style-complex="normal"/>
    </style:style>
    <style:style style:name="T70" style:family="text">
      <style:text-properties officeooo:rsid="00db23f4"/>
    </style:style>
    <style:style style:name="T71" style:family="text">
      <style:text-properties officeooo:rsid="00dfc133"/>
    </style:style>
    <style:style style:name="T72" style:family="text">
      <style:text-properties officeooo:rsid="00e1f2a2"/>
    </style:style>
    <style:style style:name="T73" style:family="text">
      <style:text-properties officeooo:rsid="00f49a99"/>
    </style:style>
    <style:style style:name="T74" style:family="text">
      <style:text-properties officeooo:rsid="00f692a0"/>
    </style:style>
    <style:style style:name="T75" style:family="text">
      <style:text-properties officeooo:rsid="00fb62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НЕ ЗАБУТИ</text:h>
      <text:list text:style-name="L1">
        <text:list-item>
          <text:p text:style-name="P40">File -&gt; Properties... -&gt; Description - Не забути оновлювати ці поля, якщо зміниться щось у тексті пов’язане з ними.</text:p>
        </text:list-item>
        <text:list-item>
          <text:p text:style-name="P41">Якщо будуть з’являтися нові таблиці/зображення/тощо, не забути їм імена та опис додати.</text:p>
        </text:list-item>
        <text:list-item>
          <text:p text:style-name="P41">Tools -&gt; Accessibility Check... - щоб перевіряти деякі помилки, про які я можу забути.</text:p>
        </text:list-item>
        <text:list-item>
          <text:p text:style-name="P39"><text:span text:style-name="T2">Оновити таблицю індексів пере</text:span><text:span text:style-name="T7">д</text:span><text:span text:style-name="T2"> експортом, права кнопка миші по таблиці і «Update Index»</text:span></text:p>
        </text:list-item>
        <text:list-item>
          <text:p text:style-name="P42">Перед публікацією, не забути експортувати фік у pdf і покласти у корінь репозиторія.</text:p>
        </text:list-item>
        <text:list-item>
          <text:p text:style-name="P43">Не забути про ліцензію.</text:p>
        </text:list-item>
      </text:list>
      <text:p text:style-name="P1"><text:span text:style-name="T1"/></text:p>
      <text:h text:style-name="P37" text:outline-level="1">Назви не живих об’єктів</text:h>
      <text:p text:style-name="P17"><text:span text:style-name="T5">Elements of Harmony —</text:span><text:span text:style-name="T22"> Елементи Гармонії</text:span></text:p>
      <text:p text:style-name="P11"><text:span text:style-name="T22">Element of Magic — </text:span><text:span text:style-name="T26">Елемент Магії</text:span></text:p>
      <text:p text:style-name="P11"><text:span text:style-name="T1"/></text:p>
      <text:h text:style-name="P36" text:outline-level="1">Імена</text:h>
      <text:p text:style-name="P5"><text:span text:style-name="T6">Sunset Shimmer — Сансет Шимер </text:span><text:span text:style-name="T35">(https://mlp.fandom.com/wiki/Sunset_Shimmer#Human)</text:span></text:p>
      <text:p text:style-name="P6"><text:span text:style-name="T11">Twilight Sparkle — Твайлайт Спаркл </text:span><text:span text:style-name="T36">(https://mlp.fandom.com/wiki/Twilight_Sparkle_(Sci-Twi)#Human)</text:span></text:p>
      <text:p text:style-name="P44">Spirits — Духи</text:p>
      <text:p text:style-name="P8"><text:span text:style-name="T20">Applejack — </text:span><text:span text:style-name="T21">Еплджек </text:span><text:span text:style-name="T34">(</text:span><text:a xlink:type="simple" xlink:href="https://mlp.fandom.com/wiki/Applejack_(EG)" text:style-name="Internet_20_link" text:visited-style-name="Visited_20_Internet_20_Link"><text:span text:style-name="T34">https://mlp.fandom.com/wiki/Applejack_(EG)</text:span></text:a><text:span text:style-name="T34">)</text:span></text:p>
      <text:p text:style-name="P45">* Еплджек буде розмовляти на суржику або щось подібному.</text:p>
      <text:p text:style-name="P46">* Звертається до інших як «Sugarcube», що я перекладу як «цукорок».</text:p>
      <text:p text:style-name="P8"><text:span text:style-name="T20">Rarity — </text:span><text:span text:style-name="T21">Реріті </text:span><text:span text:style-name="T33">(https://mlp.fandom.com/wiki/Rarity_(EG))</text:span></text:p>
      <text:p text:style-name="P7"><text:span text:style-name="T20">Pinkie Pie — </text:span><text:span text:style-name="T21">Пінкі Пай </text:span><text:span text:style-name="T33">(https://mlp.fandom.com/wiki/Pinkie_Pie_(EG))</text:span></text:p>
      <text:p text:style-name="P8"><text:span text:style-name="T20">Fluttershy — </text:span><text:span text:style-name="T21">Флатершай </text:span><text:span text:style-name="T32">(https://mlp.fandom.com/wiki/Fluttershy_(EG))</text:span></text:p>
      <text:p text:style-name="P7"><text:span text:style-name="T20">Rainbow Dash — </text:span><text:span text:style-name="T21">Рейнбоу Деш </text:span><text:span text:style-name="T31">(</text:span><text:span text:style-name="T30">https://mlp.fandom.com/wiki/Rainbow_Dash_(EG)</text:span><text:span text:style-name="T31">)</text:span></text:p>
      <text:p text:style-name="P10"><text:span text:style-name="T21">Celestia — </text:span><text:span text:style-name="T24">Селестія </text:span><text:span text:style-name="T37">(https://mlp.fandom.com/wiki/Princess_Celestia)</text:span></text:p>
      <text:p text:style-name="P9"><text:span text:style-name="T21">Principal Celestia — </text:span><text:span text:style-name="T25">д</text:span><text:span text:style-name="T23">иректорка Селестія </text:span><text:span text:style-name="T29">(</text:span><text:a xlink:type="simple" xlink:href="https://mlp.fandom.com/wiki/Principal_Celestia" text:style-name="Internet_20_link" text:visited-style-name="Visited_20_Internet_20_Link"><text:span text:style-name="T29">https://mlp.fandom.com/wiki/Principal_Celestia</text:span></text:a><text:span text:style-name="T29">)</text:span></text:p>
      <text:p text:style-name="P15"><text:span text:style-name="T29">Vice Principal Luna — </text:span><text:span text:style-name="T44">заступниця директорки Луна (https://mlp.fandom.com/wiki/Vice_Principal_Luna)</text:span></text:p>
      <text:p text:style-name="P12"><text:soft-page-break/><text:span text:style-name="T23">Snips — </text:span><text:span text:style-name="T27">Сніпс </text:span><text:span text:style-name="T28">(https://mlp.fandom.com/wiki/Snips_and_Snails_(EG)#Human)</text:span></text:p>
      <text:p text:style-name="P12"><text:span text:style-name="T23">Snails — </text:span><text:span text:style-name="T27">Снейлс </text:span><text:span text:style-name="T28">(</text:span><text:a xlink:type="simple" xlink:href="https://mlp.fandom.com/wiki/Snips_and_Snails_(EG)#Human" text:style-name="Internet_20_link" text:visited-style-name="Visited_20_Internet_20_Link"><text:span text:style-name="T28">https://mlp.fandom.com/wiki/Snips_and_Snails_(EG)#Human</text:span></text:a><text:span text:style-name="T28">)</text:span></text:p>
      <text:p text:style-name="P12"><text:span text:style-name="T1"/></text:p>
      <text:p text:style-name="P26"><text:span text:style-name="T28">Flash Sentry — </text:span><text:span text:style-name="T47">Флеш Сентрі </text:span><text:a xlink:type="simple" xlink:href="https://mlp.fandom.com/wiki/Flash_Sentry_(EG)" text:style-name="Internet_20_link" text:visited-style-name="Visited_20_Internet_20_Link"><text:span text:style-name="T48">https://mlp.fandom.com/wiki/Flash_Sentry_(EG)</text:span></text:a></text:p>
      <text:p text:style-name="P26"/>
      <text:p text:style-name="P27"><text:span text:style-name="T52">Flitter — Фліттер. Мабуть, це про неї? </text:span><text:a xlink:type="simple" xlink:href="https://mlp.fandom.com/wiki/Flitter" text:style-name="Internet_20_link" text:visited-style-name="Visited_20_Internet_20_Link"><text:span text:style-name="T52">https://mlp.fandom.com/wiki/Flitter</text:span></text:a></text:p>
      <text:p text:style-name="P26"><text:span text:style-name="T1"/></text:p>
      <text:p text:style-name="Text_20_body"><text:span text:style-name="T47">Mrs. Cake — </text:span><text:span text:style-name="T49">Пані Кейк </text:span><text:a xlink:type="simple" xlink:href="https://mlp.fandom.com/wiki/Mr._and_Mrs._Cake#Human" text:style-name="Internet_20_link" text:visited-style-name="Visited_20_Internet_20_Link"><text:span text:style-name="T50">https://mlp.fandom.com/wiki/Mr._and_Mrs._Cake#Human</text:span></text:a></text:p>
      <text:h text:style-name="Heading_20_1" text:outline-level="1"><text:span text:style-name="T1">Географічні </text:span><text:span text:style-name="T3">об’єкти</text:span></text:h>
      <text:p text:style-name="P2"><text:span text:style-name="T1">Canterlot High — </text:span><text:span text:style-name="T8">школа Кантерлот </text:span><text:span text:style-name="T38">(https://mlp.fandom.com/wiki/Canterlot_High_School)</text:span></text:p>
      <text:p text:style-name="P3"><text:span text:style-name="T8">Canterlot — </text:span><text:span text:style-name="T9">Кантерлот </text:span><text:span text:style-name="T39">(https://mlp.fandom.com/wiki/Canterlot_(EG))</text:span></text:p>
      <text:p text:style-name="P4"><text:span text:style-name="T10">Equestria — Еквестрія </text:span><text:span text:style-name="T40">(https://mlp.fandom.com/wiki/Equestria)</text:span></text:p>
      <text:p text:style-name="P20"><text:span text:style-name="T1">Vinyl Scratch — </text:span><text:span text:style-name="T53">Вайнал Скратч</text:span><text:span text:style-name="T1"> </text:span><text:span text:style-name="T53">(</text:span><text:a xlink:type="simple" xlink:href="https://mlp.fandom.com/wiki/DJ_Pon-3_(EG)" text:style-name="Internet_20_link" text:visited-style-name="Visited_20_Internet_20_Link"><text:span text:style-name="T1">https://mlp.fandom.com/wiki/DJ_Pon-3_(EG)</text:span></text:a><text:span text:style-name="T53">)</text:span></text:p>
      <text:p text:style-name="P20"/>
      <text:p text:style-name="P30">Crystal Mall — <text:span text:style-name="T70">ТЦ «Кришталь».</text:span></text:p>
      <text:p text:style-name="P31">Sugarcube Corner — «<text:span text:style-name="T73">Цукровий куточок». Я вже зовсім йобу дал з цими адаптаціями, але що поробиш.</text:span></text:p>
      <text:p text:style-name="P32">Sugarcube Street — <text:span text:style-name="T74">вулиця «Цукрова». Ну що ж, ось і почався піздець, лол.</text:span></text:p>
      <text:h text:style-name="P36" text:outline-level="1">Події</text:h>
      <text:p text:style-name="P23"><text:span text:style-name="T4">Fall Formal — </text:span><text:span text:style-name="T46">О</text:span><text:span text:style-name="T41">сінній </text:span><text:span text:style-name="T46">Б</text:span><text:span text:style-name="T41">ал </text:span><text:span text:style-name="T42">(</text:span><text:a xlink:type="simple" xlink:href="https://mlp.fandom.com/uk/wiki/My_Little_Pony:_Дівчата_з_Еквестрії#Сюжет" text:style-name="Internet_20_link" text:visited-style-name="Visited_20_Internet_20_Link"><text:span text:style-name="T42">https://mlp.fandom.com/uk/wiki/My_Little_Pony:_%D0%94%D1%96%D0%B2%D1%87%D0%B0%D1%82%D0%B0_%D0%B7_%D0%95%D0%BA%D0%B2%D0%B5%D1%81%D1%82%D1%80%D1%96%D1%97#%D0%A1%D1%8E%D0%B6%D0%B5%D1%82</text:span></text:a><text:span text:style-name="T42">, в укр вікі Fall Format </text:span><text:span text:style-name="T43">переклали як осінній бал)</text:span></text:p>
      <text:p text:style-name="P24"><text:span text:style-name="T43">Spring Fling —</text:span><text:span text:style-name="T45"> «Весняний Кидок». Не знаю що це, але </text:span><text:a xlink:type="simple" xlink:href="https://www.cityofspartanburg.org/332/Spring-Fling" text:style-name="Internet_20_link" text:visited-style-name="Visited_20_Internet_20_Link"><text:span text:style-name="T45">https://www.cityofspartanburg.org/332/Spring-Fling</text:span></text:a></text:p>
      <text:p text:style-name="P33">Winter Ball — <text:span text:style-name="T72">Зимній М’яч</text:span></text:p>
      <text:p text:style-name="P35"/>
      <text:p text:style-name="Text_20_body">street fair - <text:span text:style-name="T75">ярмарок</text:span></text:p>
      <text:h text:style-name="P36" text:outline-level="1">Різне</text:h>
      <text:p text:style-name="P13"><text:span text:style-name="T56">cast magic — </text:span><text:span text:style-name="T57">чарувати (магію/закляття)</text:span></text:p>
      <text:p text:style-name="P14"><text:span text:style-name="T57">leaned against — </text:span><text:span text:style-name="T58">притулитися до</text:span></text:p>
      <text:p text:style-name="P18"><text:soft-page-break/><text:span text:style-name="T58">detention - «</text:span><text:span text:style-name="T60">група продовженого дня» </text:span><text:a xlink:type="simple" xlink:href="https://www.bbc.com/ukrainian/blog-olexandr-ponomariv-47161980" text:style-name="Internet_20_link" text:visited-style-name="Visited_20_Internet_20_Link"><text:span text:style-name="T1">https://www.bbc.com/ukrainian/blog-olexandr-ponomariv-47161980</text:span></text:a></text:p>
      <text:p text:style-name="P48">… ‐ </text:p>
      <text:p text:style-name="P19"><text:span text:style-name="T59">as she only received A’s — </text:span><text:span text:style-name="T61">Адаптуємо систему американську систему оцінювання на українську, де 12 бальна система</text:span></text:p>
      <text:p text:style-name="P16"><text:span text:style-name="T59"/></text:p>
      <text:p text:style-name="P49">mane six — блять. «Мейн Сикс». Нехай буде «Мейн Шестірка»</text:p>
      <text:p text:style-name="P22"><text:span text:style-name="T59">leather jacket — </text:span><text:span text:style-name="T62">шкіряна куртка, </text:span><text:span text:style-name="T65">улюблена куртка Сансет.</text:span></text:p>
      <text:p text:style-name="P29"><text:span text:style-name="T65">* Нова куртка коштувала 322 долари. </text:span><text:span text:style-name="T66">При конвертації на тогочасну ціну долара і гривні, виходить: 322 × 8,22 = 2646,84, округлюємо до 2647.</text:span></text:p>
      <text:p text:style-name="P22"><text:span text:style-name="T62"/></text:p>
      <text:p text:style-name="P34">If you're Gonna Come Around — <text:span text:style-name="T71">можливі варіанти перекладу:</text:span></text:p>
      <text:p text:style-name="P21"><text:span text:style-name="T54">* </text:span><text:span text:style-name="T55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54">https://uk.wikipedia.org/wiki/%D0%97%D0%B0%D1%85%D0%BE%D0%B4%D1%8C_%E2%80%93_%D0%BD%D0%B5_%D0%B1%D1%96%D0%B9%D1%81%D1%8F,_%D0%B2%D0%B8%D1%85%D0%BE%D0%B4%D1%8C_%E2%80%93_%D0%BD%D0%B5_%D0%BF%D0%BB%D0%B0%D1%87</text:span></text:a></text:p>
      <text:p text:style-name="P22"><text:span text:style-name="T62"/></text:p>
      <text:p text:style-name="P25"><text:span text:style-name="T62">freshman year — </text:span><text:span text:style-name="T63">перший курс</text:span></text:p>
      <text:p text:style-name="P22"><text:span text:style-name="T62"/></text:p>
      <text:p text:style-name="Text_20_body"><text:span text:style-name="T62">Whoopdeedoo - </text:span><text:a xlink:type="simple" xlink:href="https://dictionary.cambridge.org/dictionary/english/whoop-de-doo" text:style-name="Internet_20_link" text:visited-style-name="Visited_20_Internet_20_Link"><text:span text:style-name="T1">https://dictionary.cambridge.org/dictionary/english/whoop-de-doo</text:span></text:a></text:p>
      <text:p text:style-name="P21"><text:span text:style-name="T62"/></text:p>
      <text:p text:style-name="P28"><text:span text:style-name="T64">В оригіналі використовуються долари США, а перша частина фанфік</text:span><text:span text:style-name="T69">у</text:span><text:span text:style-name="T64"> була випущена 2013.11.23 числа. Конвертуємо: 1 долар ~= 8.22 </text:span><text:span text:style-name="T67">по тогочасному курсу. </text:span><text:span text:style-name="T68">Я не впевнений, але думаю, що автор взяв ціну не зовсім з стелі, а обрав щось схоже на реальну ціну імпортної курточки із Франції. </text:span></text:p>
      <text:p text:style-name="P28"><draw:frame draw:style-name="fr1" draw:name="Зображення1" text:anchor-type="char" svg:width="17cm" svg:height="1.224cm" draw:z-index="0"><draw:image xlink:href="Pictures/100000010000057900000065BEA51AA3.png" xlink:type="simple" xlink:show="embed" xlink:actuate="onLoad" draw:mime-type="image/png"/></draw:frame><text:span text:style-name="T64">Цю інформацію я відкопав тут: </text:span><text:a xlink:type="simple" xlink:href="https://www.xe.com/currencytables/?from=USD&amp;date=2013-11-23#table-section" text:style-name="Internet_20_link" text:visited-style-name="Visited_20_Internet_20_Link"><text:span text:style-name="T1">https://www.xe.com/currencytables/?from=USD&amp;date=2013-11-23#table-section</text:span></text:a></text:p>
      <text:p text:style-name="P28"><text:span text:style-name="T65"/></text:p>
      <text:h text:style-name="P38" text:outline-level="1">Стилі параграфів</text:h>
      <text:p text:style-name="Text_20_body"><text:span text:style-name="T17">Heading 1 / </text:span><text:span text:style-name="T18">Заголовок 1</text:span><text:span text:style-name="T17"> — </text:span><text:span text:style-name="T19">для заголовків.</text:span></text:p>
      <text:p text:style-name="P47">Пропуск — для «***» пропусків. Розділ тексту після «***» буде на новій сторінці (див. Text Flow)</text:p>
      <text:p text:style-name="Text_20_body"><text:soft-page-break/><text:span text:style-name="T16"/></text:p>
      <text:p text:style-name="P47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47">«Духи Елементів» використовувати на абзаци для думок елементів. Він у стилях користувача.</text:p>
      <text:p text:style-name="P47">«Думки Сансет» для думок Сансет.</text:p>
      <text:p text:style-name="Text_20_body"><text:span text:style-name="T12">«</text:span><text:span text:style-name="T15">Думки Твайлайт» для думок Твайлайт.</text:span></text:p>
      <text:p text:style-name="Text_20_body"><text:span text:style-name="T12">«</text:span><text:span text:style-name="T13">Діалог» для діалогів, </text:span><text:span text:style-name="T14">монологів, та усіх ситуацій де хтось каже щось вголос.</text:span></text:p>
      <text:p text:style-name="P47">«основний текст» для всього іншого.</text:p>
      <text:h text:style-name="P36" text:outline-level="1" text:is-list-header="true">Стилі тексту</text:h>
      <text:p text:style-name="Text_20_body"><text:span text:style-name="T1">«</text:span><text:span text:style-name="T51">Виділення» для виділення якихось жартів або важливих сл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name-asian="Liberation Serif3" style:font-family-asian="'Liberation Serif'" style:font-style-name-asian="Жирний" style:font-family-generic-asian="roman" style:font-pitch-asian="variable" style:font-size-asian="18pt" style:font-weight-asian="bold" style:font-name-complex="FreeSerif" style:font-family-complex="FreeSerif" style:font-style-name-complex="Курсив" style:font-family-generic-complex="roman" style:font-pitch-complex="variable" style:font-size-complex="18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1T18:26:53.178244071</dc:date>
    <meta:editing-duration>P2DT19H35M59S</meta:editing-duration>
    <meta:editing-cycles>216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1" meta:object-count="0" meta:page-count="4" meta:paragraph-count="68" meta:word-count="513" meta:character-count="4774" meta:non-whitespace-character-count="4293"/>
  </office:meta>
</office:document-meta>
</file>